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" svg:font-family="'Yu Gothic UI'" style:font-family-generic="roman" style:font-pitch="variable"/>
  </office:font-face-decls>
  <office:automatic-styles>
    <style:style style:name="P1" style:family="paragraph" style:parent-style-name="Standard">
      <style:paragraph-properties fo:line-height="0.4689in"/>
    </style:style>
    <style:style style:name="P2" style:family="paragraph" style:parent-style-name="Standard">
      <style:text-properties officeooo:rsid="00067038" officeooo:paragraph-rsid="00067038"/>
    </style:style>
    <style:style style:name="P3" style:family="paragraph" style:parent-style-name="Standard">
      <style:text-properties officeooo:paragraph-rsid="00067038"/>
    </style:style>
    <style:style style:name="P4" style:family="paragraph" style:parent-style-name="Standard">
      <style:text-properties officeooo:rsid="0007bd12" officeooo:paragraph-rsid="0007bd12"/>
    </style:style>
    <style:style style:name="P5" style:family="paragraph" style:parent-style-name="Standard">
      <style:text-properties officeooo:rsid="0008586f" officeooo:paragraph-rsid="0008586f"/>
    </style:style>
    <style:style style:name="P6" style:family="paragraph" style:parent-style-name="Standard">
      <style:text-properties officeooo:rsid="0008d93e" officeooo:paragraph-rsid="0008d93e"/>
    </style:style>
    <style:style style:name="T1" style:family="text">
      <style:text-properties fo:color="#000000" loext:opacity="100%" style:font-name="Segoe UI" fo:font-size="21pt" fo:font-weight="bold" style:font-size-asian="21pt" style:font-weight-asian="bold"/>
    </style:style>
    <style:style style:name="T2" style:family="text">
      <style:text-properties fo:color="#000000" loext:opacity="100%" style:font-name="Segoe UI" fo:font-size="21pt" fo:font-weight="bold" officeooo:rsid="00067038" style:font-size-asian="21pt" style:font-weight-asian="bold"/>
    </style:style>
    <style:style style:name="T3" style:family="text">
      <style:text-properties fo:color="#000000" loext:opacity="100%" style:font-name="Segoe UI" fo:font-size="12pt" fo:font-weight="bold" style:font-size-asian="12pt" style:font-weight-asian="bold"/>
    </style:style>
    <style:style style:name="T4" style:family="text">
      <style:text-properties fo:color="#000000" loext:opacity="100%" style:font-name="Helvetica" fo:font-size="13pt" fo:font-weight="bold" officeooo:rsid="00067038" style:font-size-asian="13pt" style:font-weight-asian="bold"/>
    </style:style>
    <style:style style:name="T5" style:family="text">
      <style:text-properties fo:color="#000000" loext:opacity="100%" style:font-name="Helvetica" fo:font-size="11.5pt" fo:font-weight="bold" style:font-size-asian="11.5pt" style:font-weight-asian="bold"/>
    </style:style>
    <style:style style:name="T6" style:family="text">
      <style:text-properties fo:color="#000000" loext:opacity="100%" style:font-name="Helvetica" fo:font-size="10.5pt" fo:font-weight="bold" style:font-size-asian="10.5pt" style:font-weight-asian="bold"/>
    </style:style>
    <style:style style:name="T7" style:family="text">
      <style:text-properties fo:color="#000000" loext:opacity="100%" style:font-name="Yu Gothic UI" fo:font-size="10.5pt" fo:font-weight="bold" officeooo:rsid="00067038" style:font-size-asian="10.5pt" style:font-weight-asian="bold"/>
    </style:style>
    <style:style style:name="T8" style:family="text">
      <style:text-properties fo:color="#000000" loext:opacity="100%" style:font-name="Yu Gothic UI" fo:font-size="15pt" fo:font-weight="bold" style:font-size-asian="15pt" style:font-weight-asian="bold"/>
    </style:style>
    <style:style style:name="T9" style:family="text">
      <style:text-properties fo:color="#000000" loext:opacity="100%" style:font-name="Yu Gothic UI" fo:font-size="15pt" fo:letter-spacing="-0.0311in" fo:font-weight="bold" style:font-size-asian="15pt" style:font-weight-asian="bold"/>
    </style:style>
    <style:style style:name="T10" style:family="text">
      <style:text-properties fo:color="#000000" loext:opacity="100%" style:font-name="Yu Gothic UI" fo:font-size="15pt" fo:letter-spacing="-0.0602in" fo:font-weight="bold" style:font-size-asian="15pt" style:font-weight-asian="bold"/>
    </style:style>
    <style:style style:name="T11" style:family="text">
      <style:text-properties fo:color="#000000" loext:opacity="100%" style:font-name="Yu Gothic UI" fo:font-size="15pt" fo:letter-spacing="normal" fo:font-weight="bold" style:font-size-asian="15pt" style:font-weight-asian="bold"/>
    </style:style>
    <style:style style:name="T12" style:family="text">
      <style:text-properties fo:color="#000000" loext:opacity="100%" style:font-name="Yu Gothic UI" fo:font-size="15pt" fo:letter-spacing="normal" fo:font-weight="bold" officeooo:rsid="00067038" style:font-size-asian="15pt" style:font-weight-asian="bold"/>
    </style:style>
    <style:style style:name="T13" style:family="text">
      <style:text-properties fo:color="#000000" loext:opacity="100%" style:font-name="Yu Gothic UI" fo:font-size="10pt" fo:letter-spacing="-0.0028in" fo:font-weight="bold" style:font-size-asian="10pt" style:font-weight-asian="bold"/>
    </style:style>
    <style:style style:name="T14" style:family="text">
      <style:text-properties fo:color="#000000" loext:opacity="100%" style:font-name="Yu Gothic UI" fo:font-size="10pt" fo:letter-spacing="-0.0146in" fo:font-weight="bold" style:font-size-asian="10pt" style:font-weight-asian="bold"/>
    </style:style>
    <style:style style:name="T15" style:family="text">
      <style:text-properties fo:color="#000000" loext:opacity="100%" style:font-name="Yu Gothic UI" fo:font-size="10pt" fo:letter-spacing="-0.0161in" fo:font-weight="bold" style:font-size-asian="10pt" style:font-weight-asian="bold"/>
    </style:style>
    <style:style style:name="T16" style:family="text">
      <style:text-properties fo:color="#000000" loext:opacity="100%" style:font-name="Yu Gothic UI" fo:font-size="10pt" fo:font-weight="bold" style:font-size-asian="10pt" style:font-weight-asian="bold"/>
    </style:style>
    <style:style style:name="T17" style:family="text">
      <style:text-properties fo:color="#000000" loext:opacity="100%" style:font-name="Yu Gothic UI" fo:font-size="9pt" fo:font-weight="bold" style:font-size-asian="9pt" style:font-weight-asian="bold"/>
    </style:style>
    <style:style style:name="T18" style:family="text">
      <style:text-properties fo:color="#000000" loext:opacity="100%" style:font-name="Yu Gothic UI" fo:font-size="19pt" fo:font-weight="bold" style:font-size-asian="19pt" style:font-weight-asian="bold"/>
    </style:style>
    <style:style style:name="T19" style:family="text">
      <style:text-properties fo:color="#000000" loext:opacity="100%" style:font-name="Yu Gothic UI" fo:font-size="12pt" fo:font-weight="bold" style:font-size-asian="12pt" style:font-weight-asian="bold"/>
    </style:style>
    <style:style style:name="T20" style:family="text">
      <style:text-properties fo:color="#cc0000" loext:opacity="100%" style:font-name="Helvetica" fo:font-size="10.5pt" fo:font-weight="bold" style:font-size-asian="10.5pt" style:font-weight-asian="bold"/>
    </style:style>
    <style:style style:name="T21" style:family="text">
      <style:text-properties officeooo:rsid="0007bd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4月13日(木) <text:s text:c="9"/>→ </text:span><text:span text:style-name="T2">toppan fs28 lh45</text:span></text:p>
      <text:p text:style-name="Standard"><text:span text:style-name="T3">2023年(令和5年)</text:span><text:span text:style-name="T1"> <text:s text:c="13"/>→ </text:span><text:span text:style-name="T2">toppan fs16 lh45</text:span></text:p>
      <text:p text:style-name="Standard"><text:span text:style-name="T2"/></text:p>
      <text:p text:style-name="Standard"><text:span text:style-name="T4">HOT WORDS</text:span><text:span text:style-name="T2"> → helveltica fs17 bold lh45</text:span></text:p>
      <text:p text:style-name="Standard"><text:span text:style-name="T2"/></text:p>
      <text:p text:style-name="Standard"><text:span text:style-name="T7">＃大阪グルメ情報</text:span><text:span text:style-name="T2"> <text:s/>→ fs14 bold lh45</text:span></text:p>
      <text:p text:style-name="P1"><text:span text:style-name="T7">＃ミャクミャク</text:span></text:p>
      <text:p text:style-name="Standard"><text:span text:style-name="T7">＃万博会場探訪</text:span></text:p>
      <text:p text:style-name="P1"><text:span text:style-name="T7">＃お得に万博</text:span></text:p>
      <text:p text:style-name="P1"><text:span text:style-name="T7">＃水上ショー</text:span></text:p>
      <text:p text:style-name="P1"><text:span text:style-name="T7">＃ダイキンのここが凄い!</text:span></text:p>
      <text:p text:style-name="P1"><text:span text:style-name="T7">＃サントリアン</text:span></text:p>
      <text:p text:style-name="Standard"><text:span text:style-name="T7">＃大阪グルメ情報</text:span></text:p>
      <text:p text:style-name="Standard"><text:span text:style-name="T7">＃ミャクミャク</text:span></text:p>
      <text:p text:style-name="Standard"><text:span text:style-name="T7">＃万博会場探訪</text:span></text:p>
      <text:p text:style-name="Standard"><text:span text:style-name="T2"/></text:p>
      <text:p text:style-name="Standard"><text:span text:style-name="T2"/></text:p>
      <text:p text:style-name="Standard"><text:span text:style-name="T2">//</text:span></text:p>
      <text:p text:style-name="P2"><text:span text:style-name="T1">padding 5px</text:span></text:p>
      <text:p text:style-name="P2"><text:span text:style-name="T1"/></text:p>
      <text:p text:style-name="P2"><text:span text:style-name="T1">inside: 15px</text:span></text:p>
      <text:p text:style-name="P2"><text:span text:style-name="T2">b</text:span><text:span text:style-name="T1">order 1px solid black</text:span></text:p>
      <text:p text:style-name="P2"><text:span text:style-name="T1">line opacity 15% size 1</text:span></text:p>
      <text:p text:style-name="P2"><text:span text:style-name="T1"/></text:p>
      <text:p text:style-name="P3"><text:span text:style-name="T2">avatar 80x80 / </text:span><text:span text:style-name="T20"><text:s/></text:span><text:a xlink:type="simple" xlink:href="https://www.expo2025.or.jp/" text:style-name="Internet_20_link" text:visited-style-name="Visited_20_Internet_20_Link">https://www.expo2025.or.jp/</text:a></text:p>
      <text:p text:style-name="P3"><text:soft-page-break/><text:span text:style-name="T20"/></text:p>
      <text:p text:style-name="P2"><text:span text:style-name="T20">mail 21.8 16.91 marginright 10px</text:span></text:p>
      <text:p text:style-name="P3"><text:span text:style-name="T20"/></text:p>
      <text:p text:style-name="P3"><text:span text:style-name="T8">万博を話</text:span><text:span text:style-name="T9">そ</text:span><text:span text:style-name="T10">う</text:span><text:span text:style-name="T11">！ <text:s text:c="9"/>→ </text:span><text:span text:style-name="T12">toppan 2rem lh45</text:span></text:p>
      <text:p text:style-name="P3"><text:span text:style-name="T13">準備室へのご意見</text:span><text:span text:style-name="T14">・</text:span><text:span text:style-name="T13">ご要望</text:span><text:span text:style-name="T15">はこちら</text:span><text:span text:style-name="T11"> → </text:span><text:span text:style-name="T12">toppan 1.3rem lh45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//mainvisual</text:span></text:p>
      <text:p text:style-name="P2"><text:span text:style-name="T1"/></text:p>
      <text:p text:style-name="P2"><text:span text:style-name="T5">2023.00.00 thu</text:span><text:span text:style-name="T1"> → helvetica 1.5rem bold lh45</text:span></text:p>
      <text:p text:style-name="P2"><text:span text:style-name="T1"/></text:p>
      <text:p text:style-name="P2"><text:span text:style-name="T17">みんなの投稿</text:span><text:span text:style-name="T1"> 1.2rem bold lh45</text:span></text:p>
      <text:p text:style-name="P2"><text:span text:style-name="T1">border 2px// 110px 26px</text:span></text:p>
      <text:p text:style-name="P2"><text:span text:style-name="T1"/></text:p>
      <text:p text:style-name="P2"><text:span text:style-name="T1"/></text:p>
      <text:p text:style-name="P2">みんなの投稿で盛り上げよう！ → <text:span text:style-name="T21">2.5rem bold lh24</text:span></text:p>
      <text:p text:style-name="P2">社内公募 <text:s/>、 始まる <text:span text:style-name="T18">。</text:span></text:p>
      <text:p text:style-name="P2"><text:span text:style-name="T18"/></text:p>
      <text:p text:style-name="P4"><text:span text:style-name="T18">Avatar 45x45px</text:span></text:p>
      <text:p text:style-name="P4"><text:span text:style-name="T18"/></text:p>
      <text:p text:style-name="P4"><text:span text:style-name="T18">by – hel 12rem lh12</text:span></text:p>
      <text:p text:style-name="P4"><text:span text:style-name="T17">万博準備室 名定</text:span><text:span text:style-name="T18"> → bold 12rem lh12</text:span></text:p>
      <text:p text:style-name="P4"><text:span text:style-name="T18"/></text:p>
      <text:p text:style-name="P5"><text:span text:style-name="T18">160px height 553px</text:span></text:p>
      <text:p text:style-name="P5"><text:span text:style-name="T18"/></text:p>
      <text:p text:style-name="P5"><text:span text:style-name="T18"/></text:p>
      <text:p text:style-name="P5"><text:span text:style-name="T18">//</text:span></text:p>
      <text:p text:style-name="P5"><text:soft-page-break/><text:span text:style-name="T18">new → hel 1.5rem bold lh45 54x54 border 2px</text:span></text:p>
      <text:p text:style-name="P5"><text:span text:style-name="T17">みんなの投稿</text:span><text:span text:style-name="T18"> → 1.2rem bold lh45</text:span></text:p>
      <text:p text:style-name="P5"><text:span text:style-name="T6">2023.4.13 thu</text:span><text:span text:style-name="T18"> → hel 1.4rem lh45</text:span></text:p>
      <text:p text:style-name="P5"><text:span text:style-name="T19">タイトルが入りますタイトルが入りますタイトルが入ります</text:span><text:span text:style-name="T18"> → 1.6rem lh22 bold</text:span></text:p>
      <text:p text:style-name="P5"><text:span text:style-name="T16">万博準備室 名定</text:span><text:span text:style-name="T18"> → 1.3rem bold lh12</text:span></text:p>
      <text:p text:style-name="P5"><text:span text:style-name="T18">avatar → 30x30 </text:span></text:p>
      <text:p text:style-name="P5"><text:span text:style-name="T18"/></text:p>
      <text:p text:style-name="P6"><text:span text:style-name="T18">line 1px solid black/opacity 15%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Yu Gothic UI" svg:font-family="'Yu Gothic U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3T16:32:50.525000000</dc:date>
    <meta:editing-duration>PT19M14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40" meta:word-count="307" meta:character-count="871" meta:non-whitespace-character-count="731"/>
  </office:meta>
</office:document-meta>
</file>